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weight="bold" officeooo:rsid="00219a07" officeooo:paragraph-rsid="00219a07" style:font-weight-asian="bold" style:font-weight-complex="bold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text-properties fo:font-weight="bold" officeooo:rsid="001f8907" officeooo:paragraph-rsid="001f8907" style:font-weight-asian="bold" style:font-weight-complex="bold"/>
    </style:style>
    <style:style style:name="P4" style:family="paragraph" style:parent-style-name="Standard">
      <style:text-properties fo:font-weight="bold" officeooo:rsid="002173c0" officeooo:paragraph-rsid="002173c0" style:font-weight-asian="bold" style:font-weight-complex="bold"/>
    </style:style>
    <style:style style:name="P5" style:family="paragraph" style:parent-style-name="Standard">
      <style:text-properties fo:font-weight="bold" officeooo:rsid="00219a07" officeooo:paragraph-rsid="00219a07" style:font-weight-asian="bold" style:font-weight-complex="bold"/>
    </style:style>
    <style:style style:name="P6" style:family="paragraph" style:parent-style-name="Standard">
      <style:text-properties fo:font-weight="bold" officeooo:rsid="0024d092" officeooo:paragraph-rsid="0024d092" style:font-weight-asian="bold" style:font-weight-complex="bold"/>
    </style:style>
    <style:style style:name="P7" style:family="paragraph" style:parent-style-name="Standard">
      <style:text-properties fo:font-weight="bold" officeooo:rsid="002656be" officeooo:paragraph-rsid="002656be" style:font-weight-asian="bold" style:font-weight-complex="bold"/>
    </style:style>
    <style:style style:name="P8" style:family="paragraph" style:parent-style-name="Standard">
      <style:text-properties fo:font-weight="normal" officeooo:rsid="0024d092" officeooo:paragraph-rsid="0024d092" style:font-weight-asian="normal" style:font-weight-complex="normal"/>
    </style:style>
    <style:style style:name="P9" style:family="paragraph" style:parent-style-name="Standard">
      <style:text-properties fo:font-weight="normal" officeooo:rsid="002656be" officeooo:paragraph-rsid="0024d092" style:font-weight-asian="normal" style:font-weight-complex="normal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2df72"/>
    </style:style>
    <style:style style:name="T3" style:family="text">
      <style:text-properties officeooo:rsid="0027a96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<text:span text:style-name="Source_20_Text">border</text:span> property accepts one or more of the following values in combination:</text:p>
      <text:p text:style-name="P2"><text:span text:style-name="Source_20_Text">border: <text:s/>&lt;border-width&gt; || &lt;border-style&gt; || &lt;color&gt;</text:span></text:p>
      <text:list xml:id="list1419276242" text:style-name="L1">
        <text:list-item>
          <text:p text:style-name="P11"><text:span text:style-name="Source_20_Text">border-width</text:span>: Specifies the thickness of the border. </text:p>
          <text:list>
            <text:list-item>
              <text:p text:style-name="P11"><text:span text:style-name="Source_20_Text">&lt;length&gt;</text:span>: A numeric value measured in <text:span text:style-name="Source_20_Text">px</text:span>, <text:span text:style-name="Source_20_Text">em</text:span>, <text:span text:style-name="Source_20_Text">rem</text:span>, <text:span text:style-name="Source_20_Text">vh</text:span> and <text:span text:style-name="Source_20_Text">vw</text:span> units. </text:p>
            </text:list-item>
            <text:list-item>
              <text:p text:style-name="P11"><text:span text:style-name="Source_20_Text">thin</text:span>: The equivalent of <text:span text:style-name="Source_20_Text">1px</text:span> </text:p>
            </text:list-item>
            <text:list-item>
              <text:p text:style-name="P11"><text:span text:style-name="Source_20_Text">medium</text:span>: The equivalent of <text:span text:style-name="Source_20_Text">3px</text:span> </text:p>
            </text:list-item>
            <text:list-item>
              <text:p text:style-name="P11"><text:span text:style-name="Source_20_Text">thick</text:span>: The equivalent of <text:span text:style-name="Source_20_Text">5px</text:span> </text:p>
            </text:list-item>
          </text:list>
        </text:list-item>
        <text:list-item>
          <text:p text:style-name="P11"><text:span text:style-name="Source_20_Text">border-style</text:span>: Specifies the type of line drawn around the element, including: </text:p>
          <text:list>
            <text:list-item>
              <text:p text:style-name="P11"><text:span text:style-name="Source_20_Text">solid</text:span>: A solid, continuous line. </text:p>
            </text:list-item>
            <text:list-item>
              <text:p text:style-name="P11"><text:span text:style-name="Source_20_Text">none</text:span> (default): No line is drawn. </text:p>
            </text:list-item>
            <text:list-item>
              <text:p text:style-name="P11"><text:span text:style-name="Source_20_Text">hidden</text:span>: A line is drawn, but not visible. this can be handy for adding a little extra width to an element without displaying a border. </text:p>
            </text:list-item>
            <text:list-item>
              <text:p text:style-name="P11"><text:span text:style-name="Source_20_Text">dashed</text:span>: A line that consists of dashes. </text:p>
            </text:list-item>
            <text:list-item>
              <text:p text:style-name="P11"><text:span text:style-name="Source_20_Text">dotted</text:span>: A line that consists of dots. </text:p>
            </text:list-item>
            <text:list-item>
              <text:p text:style-name="P11"><text:span text:style-name="Source_20_Text">double</text:span>: Two lines are drawn around the element. </text:p>
            </text:list-item>
            <text:list-item>
              <text:p text:style-name="P11"><text:span text:style-name="Source_20_Text">groove</text:span>: Adds a bevel based on the color value in a way that makes the element appear pressed into the document. </text:p>
            </text:list-item>
            <text:list-item>
              <text:p text:style-name="P11"><text:span text:style-name="Source_20_Text">ridge</text:span>: Similar to <text:span text:style-name="Source_20_Text">groove</text:span>, but reverses the color values in a way that makes the element appear raised. </text:p>
            </text:list-item>
            <text:list-item>
              <text:p text:style-name="P11"><text:span text:style-name="Source_20_Text">inset</text:span>: Adds a split tone to the line that makes the element appear slightly depressed. </text:p>
            </text:list-item>
            <text:list-item>
              <text:p text:style-name="P11"><text:span text:style-name="Source_20_Text">outset</text:span>: Similar to <text:span text:style-name="Source_20_Text">inset</text:span>, but reverses the colors in a way that makes the element appear slightly raised. </text:p>
            </text:list-item>
          </text:list>
        </text:list-item>
        <text:list-item>
          <text:p text:style-name="P10"><text:span text:style-name="Source_20_Text">color</text:span>: Specifies the color of the border and accepts <text:span text:style-name="Source_20_Text">&lt;rgb()&gt;</text:span>, <text:span text:style-name="Source_20_Text">&lt;rgba()&gt;, &lt;code&gt;&lt;hsl()&gt;</text:span>, <text:span text:style-name="Source_20_Text">&lt;hsla()&gt;</text:span>, <text:span text:style-name="Source_20_Text">&lt;hex-color&gt;</text:span>, <text:span text:style-name="Source_20_Text">&lt;named-color&gt;</text:span>, <text:span text:style-name="Source_20_Text">currentcolor</text:span> and <text:span text:style-name="Source_20_Text">&lt;deprecated-system-color&gt;</text:span> </text:p>
        </text:list-item>
      </text:list>
      <text:p text:style-name="Standard"/>
      <text:p text:style-name="P3">What is the difference between <text:span text:style-name="T1">position : relative vs position : absolute </text:span>?</text:p>
      <text:p text:style-name="P4">Why we use display : inline-flex;?</text:p>
      <text:p text:style-name="P4"/>
      <text:p text:style-name="P5">What is meant by margin : 50px auto ?</text:p>
      <text:h text:style-name="P1" text:outline-level="2">The auto Value <text:span text:style-name="T2">of margin property .</text:span></text:h>
      <text:p text:style-name="Text_20_body">You can set the margin property to <text:span text:style-name="Source_20_Text">auto</text:span> to horizontally center the element within its container.</text:p>
      <text:p text:style-name="Text_20_body">The element will then take up the specified width, and the remaining space will be split equally between the left and right margins.</text:p>
      <text:p text:style-name="P5"/>
      <text:h text:style-name="P1" text:outline-level="2">Definition and Usage</text:h>
      <text:p text:style-name="Text_20_body">The <text:span text:style-name="Source_20_Text">align-items</text:span> property specifies the default alignment for items inside the flexible container.</text:p>
      <text:p text:style-name="P6">How to change axis of rotation from middle of line to end of the line ?</text:p>
      <text:p text:style-name="P8">Ans. Transform-origin : 100%; default value is 50% implies middle of the div</text:p>
      <text:p text:style-name="P9"><text:soft-page-break/></text:p>
      <text:p text:style-name="P7">setInterval(function(), timeInMS value); // <text:span text:style-name="T3">every specified interval of time function will be calle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1T15:55:40.398508875</meta:creation-date>
    <dc:date>2021-01-11T21:47:31.287484255</dc:date>
    <meta:editing-duration>PT5H51M46S</meta:editing-duration>
    <meta:editing-cycles>10</meta:editing-cycles>
    <meta:generator>LibreOffice/7.0.2.2$Linux_X86_64 LibreOffice_project/3a01483fc371ab18cfca4bab0d636937da5eaf70</meta:generator>
    <meta:document-statistic meta:table-count="0" meta:image-count="0" meta:object-count="0" meta:page-count="2" meta:paragraph-count="30" meta:word-count="362" meta:character-count="2111" meta:non-whitespace-character-count="1778"/>
  </office:meta>
</office:document-meta>
</file>